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5.667cm"/>
    </style:style>
    <style:style style:name="Tabelle1.B" style:family="table-column">
      <style:table-column-properties style:column-width="5.66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2" style:family="table">
      <style:table-properties style:width="16.997cm" fo:margin-left="0cm" table:align="left"/>
    </style:style>
    <style:style style:name="Tabelle2.A" style:family="table-column">
      <style:table-column-properties style:column-width="1.746cm"/>
    </style:style>
    <style:style style:name="Tabelle2.B" style:family="table-column">
      <style:table-column-properties style:column-width="1.499cm"/>
    </style:style>
    <style:style style:name="Tabelle2.C" style:family="table-column">
      <style:table-column-properties style:column-width="1cm"/>
    </style:style>
    <style:style style:name="Tabelle2.D" style:family="table-column">
      <style:table-column-properties style:column-width="11.001cm"/>
    </style:style>
    <style:style style:name="Tabelle2.E" style:family="table-column">
      <style:table-column-properties style:column-width="1.75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2.C1" style:family="table-cell">
      <style:table-cell-properties fo:padding="0.097cm" fo:border="0.002cm solid #000000" style:writing-mode="lr-tb"/>
    </style:style>
    <style:style style:name="Tabelle2.D1" style:family="table-cell">
      <style:table-cell-properties fo:padding-left="0.018cm" fo:padding-right="0.018cm" fo:padding-top="0cm" fo:padding-bottom="0cm" fo:border="0.002cm solid #000000" style:writing-mode="lr-tb"/>
    </style:style>
    <style:style style:name="Tabelle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2.D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hyphenation-ladder-count="no-limit" fo:break-before="page"/>
      <style:text-properties fo:language="en" fo:country="US" fo:hyphenate="true" fo:hyphenation-remain-char-count="0" fo:hyphenation-push-char-count="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hyphenation-ladder-count="no-limit"/>
      <style:text-properties fo:language="en" fo:country="US" fo:hyphenate="true" fo:hyphenation-remain-char-count="0" fo:hyphenation-push-char-count="0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tnet Strom Protokoll für I2C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Table_20_Contents">Byte</text:p>
          </table:table-cell>
          <table:table-cell table:style-name="Tabelle1.A1" office:value-type="string">
            <text:p text:style-name="Table_20_Contents">400khz</text:p>
          </table:table-cell>
          <table:table-cell table:style-name="Tabelle1.C1" office:value-type="string">
            <text:p text:style-name="Table_20_Contents">1000khz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25us</text:p>
          </table:table-cell>
          <table:table-cell table:style-name="Tabelle1.C2" office:value-type="string">
            <text:p text:style-name="Table_20_Contents">10us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50us</text:p>
          </table:table-cell>
          <table:table-cell table:style-name="Tabelle1.C2" office:value-type="string">
            <text:p text:style-name="Table_20_Contents">20us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00us</text:p>
          </table:table-cell>
          <table:table-cell table:style-name="Tabelle1.C2" office:value-type="string">
            <text:p text:style-name="Table_20_Contents">40us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200us</text:p>
          </table:table-cell>
          <table:table-cell table:style-name="Tabelle1.C2" office:value-type="string">
            <text:p text:style-name="Table_20_Contents">80us</text:p>
          </table:table-cell>
        </table:table-row>
        <table:table-row>
          <table:table-cell table:style-name="Tabelle1.A2" office:value-type="string">
            <text:p text:style-name="Table_20_Contents">16</text:p>
          </table:table-cell>
          <table:table-cell table:style-name="Tabelle1.A2" office:value-type="string">
            <text:p text:style-name="Table_20_Contents">400us</text:p>
          </table:table-cell>
          <table:table-cell table:style-name="Tabelle1.C2" office:value-type="string">
            <text:p text:style-name="Table_20_Contents">160us</text:p>
          </table:table-cell>
        </table:table-row>
        <table:table-row>
          <table:table-cell table:style-name="Tabelle1.A2" office:value-type="string">
            <text:p text:style-name="Table_20_Contents">32</text:p>
          </table:table-cell>
          <table:table-cell table:style-name="Tabelle1.A2" office:value-type="string">
            <text:p text:style-name="Table_20_Contents">800us</text:p>
          </table:table-cell>
          <table:table-cell table:style-name="Tabelle1.C2" office:value-type="string">
            <text:p text:style-name="Table_20_Contents">320us</text:p>
          </table:table-cell>
        </table:table-row>
        <table:table-row>
          <table:table-cell table:style-name="Tabelle1.A2" office:value-type="string">
            <text:p text:style-name="Table_20_Contents">64</text:p>
          </table:table-cell>
          <table:table-cell table:style-name="Tabelle1.A2" office:value-type="string">
            <text:p text:style-name="Table_20_Contents">1600us</text:p>
          </table:table-cell>
          <table:table-cell table:style-name="Tabelle1.C2" office:value-type="string">
            <text:p text:style-name="Table_20_Contents">640us</text:p>
          </table:table-cell>
        </table:table-row>
        <table:table-row>
          <table:table-cell table:style-name="Tabelle1.A2" office:value-type="string">
            <text:p text:style-name="Table_20_Contents">128</text:p>
          </table:table-cell>
          <table:table-cell table:style-name="Tabelle1.A2" office:value-type="string">
            <text:p text:style-name="Table_20_Contents">3200us</text:p>
          </table:table-cell>
          <table:table-cell table:style-name="Tabelle1.C2" office:value-type="string">
            <text:p text:style-name="Table_20_Contents">1280us</text:p>
          </table:table-cell>
        </table:table-row>
        <table:table-row>
          <table:table-cell table:style-name="Tabelle1.A2" office:value-type="string">
            <text:p text:style-name="Table_20_Contents">256</text:p>
          </table:table-cell>
          <table:table-cell table:style-name="Tabelle1.A2" office:value-type="string">
            <text:p text:style-name="Table_20_Contents">6400us</text:p>
          </table:table-cell>
          <table:table-cell table:style-name="Tabelle1.C2" office:value-type="string">
            <text:p text:style-name="Table_20_Contents">2560us</text:p>
          </table:table-cell>
        </table:table-row>
        <table:table-row>
          <table:table-cell table:style-name="Tabelle1.A2" office:value-type="string">
            <text:p text:style-name="Table_20_Contents">1024</text:p>
          </table:table-cell>
          <table:table-cell table:style-name="Tabelle1.A2" office:value-type="string">
            <text:p text:style-name="Table_20_Contents">25600us</text:p>
          </table:table-cell>
          <table:table-cell table:style-name="Tabelle1.C2" office:value-type="string">
            <text:p text:style-name="Table_20_Contents">10240us</text:p>
          </table:table-cell>
        </table:table-row>
      </table:table>
      <text:p text:style-name="Standard"/>
      <text:p text:style-name="Standard"/>
      <text:p text:style-name="Standard">BN-Header: ABCD.0SSS PS [DA DA SA SA] [AG]</text:p>
      <text:p text:style-name="Standard"/>
      <text:p text:style-name="P3">A: Adress Included</text:p>
      <text:p text:style-name="P3">B: Age Included</text:p>
      <text:p text:style-name="P3">C: Ack requested</text:p>
      <text:p text:style-name="P3">D: Reserved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Table_20_Contents">D</text:p>
            <text:p text:style-name="Table_20_Contents">reserved</text:p>
          </table:table-cell>
          <table:table-cell table:style-name="Tabelle2.A1" office:value-type="string">
            <text:p text:style-name="Table_20_Contents">A</text:p>
            <text:p text:style-name="Table_20_Contents">Adress</text:p>
          </table:table-cell>
          <table:table-cell table:style-name="Tabelle2.C1" office:value-type="string">
            <text:p text:style-name="Table_20_Contents">B</text:p>
            <text:p text:style-name="Table_20_Contents">Age</text:p>
          </table:table-cell>
          <table:table-cell table:style-name="Tabelle2.D1" office:value-type="string">
            <text:p text:style-name="Table_20_Contents"/>
          </table:table-cell>
          <table:table-cell table:style-name="Tabelle2.D1" office:value-type="string">
            <text:p text:style-name="Table_20_Contents">Len [Byte]</text:p>
          </table:table-cell>
        </table:table-row>
        <table:table-row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ABC0.0SSS PS</text:p>
          </table:table-cell>
          <table:table-cell table:style-name="Tabelle2.D2" office:value-type="string">
            <text:p text:style-name="Table_20_Contents">2</text:p>
          </table:table-cell>
        </table:table-row>
        <table:table-row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C2" office:value-type="string">
            <text:p text:style-name="Table_20_Contents">1</text:p>
          </table:table-cell>
          <table:table-cell table:style-name="Tabelle2.D2" office:value-type="string">
            <text:p text:style-name="Table_20_Contents">ABC0.0SSS PS [AG]</text:p>
          </table:table-cell>
          <table:table-cell table:style-name="Tabelle2.D2" office:value-type="string">
            <text:p text:style-name="Table_20_Contents">3</text:p>
          </table:table-cell>
        </table:table-row>
        <table:table-row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1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ABC0.0SSS PS [DA DA SA SA]</text:p>
          </table:table-cell>
          <table:table-cell table:style-name="Tabelle2.D2" office:value-type="string">
            <text:p text:style-name="Table_20_Contents">6</text:p>
          </table:table-cell>
        </table:table-row>
        <table:table-row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1</text:p>
          </table:table-cell>
          <table:table-cell table:style-name="Tabelle2.C2" office:value-type="string">
            <text:p text:style-name="Table_20_Contents">1</text:p>
          </table:table-cell>
          <table:table-cell table:style-name="Tabelle2.D2" office:value-type="string">
            <text:p text:style-name="Table_20_Contents">ABC0.0SSS PS [DA DA SA SA] [AG]</text:p>
          </table:table-cell>
          <table:table-cell table:style-name="Tabelle2.D2" office:value-type="string">
            <text:p text:style-name="Table_20_Contents">7</text:p>
          </table:table-cell>
        </table:table-row>
        <table:table-row>
          <table:table-cell table:style-name="Tabelle2.A2" office:value-type="string">
            <text:p text:style-name="Table_20_Contents">1</text:p>
          </table:table-cell>
          <table:table-cell table:style-name="Tabelle2.A2" office:value-type="string">
            <text:p text:style-name="Table_20_Contents">0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1</text:p>
          </table:table-cell>
          <table:table-cell table:style-name="Tabelle2.A2" office:value-type="string">
            <text:p text:style-name="Table_20_Contents">0</text:p>
          </table:table-cell>
          <table:table-cell table:style-name="Tabelle2.C2" office:value-type="string">
            <text:p text:style-name="Table_20_Contents">1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1</text:p>
          </table:table-cell>
          <table:table-cell table:style-name="Tabelle2.A2" office:value-type="string">
            <text:p text:style-name="Table_20_Contents">1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1</text:p>
          </table:table-cell>
          <table:table-cell table:style-name="Tabelle2.A2" office:value-type="string">
            <text:p text:style-name="Table_20_Contents">1</text:p>
          </table:table-cell>
          <table:table-cell table:style-name="Tabelle2.C2" office:value-type="string">
            <text:p text:style-name="Table_20_Contents">1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</table:table>
      <text:p text:style-name="Standard"/>
      <text:p text:style-name="P3">SSS: Msg Typ</text:p>
      <text:p text:style-name="Standard">0: Standard-Message</text:p>
      <text:p text:style-name="Standard">1: Stream</text:p>
      <text:p text:style-name="Standard">2: Packet</text:p>
      <text:p text:style-name="Standard">3: MultiMsg</text:p>
      <text:p text:style-name="Standard">4..6: frei</text:p>
      <text:p text:style-name="Standard">7: Ack-Nachricht</text:p>
      <text:p text:style-name="Standard"/>
      <text:p text:style-name="Standard">PS <text:s/>= Größe der Nachricht: Protokoll und Daten: 6 Bit 0..63</text:p>
      <text:p text:style-name="Standard">AG = Alter, Jedesmal wenn die Nachricht weitergleitet wird, Alter++</text:p>
      <text:p text:style-name="P1"/>
      <text:p text:style-name="P7">Msg Protokoll:</text:p>
      <text:p text:style-name="Standard"/>
      <text:p text:style-name="Standard">DA: Datenanzahl = Header.PS – sizeof(BN-Header) – 1 // bei kurz</text:p>
      <text:p text:style-name="Standard">DA: Datenanzahl = Header.PS – sizeof(BN-Header) – 2 // bei lang</text:p>
      <text:p text:style-name="Standard"/>
      <text:p text:style-name="Standard">MI1 [MI2] MD[0..DA]</text:p>
      <text:p text:style-name="Standard"/>
      <text:p text:style-name="Standard">MI1: 8 Bit Msg Index: 0..255</text:p>
      <text:p text:style-name="Standard"><text:tab/><text:tab/><text:tab/> <text:s/>Bit 0..6:</text:p>
      <text:p text:style-name="Standard"><text:s text:c="37"/>0..31: Index Subsystems</text:p>
      <text:p text:style-name="Standard"><text:s text:c="37"/>32..: Index Msg</text:p>
      <text:p text:style-name="Standard"><text:s text:c="37"/>Bit: 7: 0: Kurz-&gt;Nur MI1; 1: Lang-&gt;MI2 Erweiterung</text:p>
      <text:p text:style-name="Standard"/>
      <text:p text:style-name="Standard"/>
      <text:p text:style-name="Standard">MD[x]: Msg Daten</text:p>
      <text:p text:style-name="Standard"/>
      <text:p text:style-name="Standard"><text:span text:style-name="Absatz-Standardschriftart"><text:span text:style-name="T1">Acknowlege: MI1 [MI2]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: NACK -&gt; Nachricht unbekannt</text:p>
      <text:p text:style-name="Standard">3..15: frei</text:p>
      <text:p text:style-name="Standard"/>
      <text:p text:style-name="P8">Index Subsystem:</text:p>
      <text:p text:style-name="P8">0: Reserviert</text:p>
      <text:p text:style-name="P8">1: Weiterleiten zum Stream Stream System</text:p>
      <text:p text:style-name="P4">2: Mem Subsystem</text:p>
      <text:p text:style-name="P2"/>
      <text:p text:style-name="P4"/>
      <text:p text:style-name="P3"/>
      <text:p text:style-name="P5">Multi Msg Protokoll:</text:p>
      <text:p text:style-name="P3"/>
      <text:p text:style-name="P3">SSNN NNNN</text:p>
      <text:p text:style-name="P3"/>
      <text:p text:style-name="P3">SS: Msg Typ</text:p>
      <text:p text:style-name="P3">0: Standard-Message</text:p>
      <text:p text:style-name="P3">1: Stream-Subsystem</text:p>
      <text:p text:style-name="Standard">2: Packet</text:p>
      <text:p text:style-name="Standard">3: reserved</text:p>
      <text:p text:style-name="Standard"/>
      <text:p text:style-name="Standard">NN.NNNN <text:s/>= Größe der Nachricht: 6 Bit 0..63</text:p>
      <text:p text:style-name="Standard"/>
      <text:p text:style-name="Standard"><text:span text:style-name="Absatz-Standardschriftart"><text:span text:style-name="T1">Acknowlege: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..15: frei</text:p>
      <text:p text:style-name="P1"/>
      <text:p text:style-name="P7">Datenstrom Protokoll:</text:p>
      <text:p text:style-name="Standard"/>
      <text:p text:style-name="Standard"/>
      <text:p text:style-name="P6">DS-Header: Cxxx.IIII</text:p>
      <text:p text:style-name="P3"/>
      <text:p text:style-name="P3">Cxxx: Daten/Command 1 Bit</text:p>
      <text:p text:style-name="P3">0 = Daten xxx = 0</text:p>
      <text:p text:style-name="P3">1 = Command/Cfg xxx = Kommando</text:p>
      <text:p text:style-name="P3"/>
      <text:p text:style-name="P3">IIII <text:s text:c="9"/>= <text:s/>Stream Index 0..15</text:p>
      <text:p text:style-name="Standard">0: Default für Diag/Konsole</text:p>
      <text:p text:style-name="Standard">1..15: frei</text:p>
      <text:p text:style-name="Standard"/>
      <text:p text:style-name="Standard"/>
      <text:p text:style-name="P9">Daten: SD[0..DA]</text:p>
      <text:p text:style-name="Standard"/>
      <text:p text:style-name="Standard">xxx <text:s text:c="2"/>= Nachrichten Index <text:s/>3 Bit 0..7</text:p>
      <text:p text:style-name="Standard"/>
      <text:p text:style-name="Standard">SD: Stream Daten</text:p>
      <text:p text:style-name="Standard"/>
      <text:p text:style-name="P3">DA: Datenanzahl = BN-Header.PS – sizeof(BN-Header) - sizeof(DS-Header)</text:p>
      <text:p text:style-name="P3"/>
      <text:p text:style-name="P6">Commands: Cxxx.NNNN SD0 SD1 SD2</text:p>
      <text:p text:style-name="P3"/>
      <text:p text:style-name="P3">xxx <text:s text:c="2"/>= Command</text:p>
      <text:p text:style-name="P3">0: Ack: Details in SD0</text:p>
      <text:p text:style-name="P3"><text:s text:c="7"/>SD0 <text:s/>= 0: Ack</text:p>
      <text:p text:style-name="P3"><text:s text:c="7"/>SD0 != 0: Nack</text:p>
      <text:p text:style-name="P3">1: Re-Init des Strombuffers</text:p>
      <text:p text:style-name="P3">2: Connect Strom-Port destination to BN_ID:StromID given by SD0SD1:SD2</text:p>
      <text:p text:style-name="Standard"><text:span text:style-name="Absatz-Standardschriftart"><text:span text:style-name="T2"><text:s text:c="5"/></text:span></text:span>SD0SD1 = Botnet Adresse, 0 für interne verbindung, SD2 Port</text:p>
      <text:p text:style-name="P3">3: Disconnect/Free port, SD0 Port</text:p>
      <text:p text:style-name="P3">4..15: Reserved</text:p>
      <text:p text:style-name="P3"/>
      <text:p text:style-name="P3"/>
      <text:p text:style-name="P3"/>
      <text:p text:style-name="Standard"><text:span text:style-name="Absatz-Standardschriftart"><text:span text:style-name="T3">Acknowledge: 1000.NNNN SD0</text:span></text:span></text:p>
      <text:p text:style-name="P3"/>
      <text:p text:style-name="P3">SD0 <text:s text:c="2"/>= Acknowledge</text:p>
      <text:p text:style-name="P3">0: ACK</text:p>
      <text:p text:style-name="Standard">1: NACK -&gt; Nochmals senden</text:p>
      <text:p text:style-name="Standard">2: NACK -&gt; Strombuffer ist voll</text:p>
      <text:p text:style-name="Standard">3: NACK -&gt; Strom Index nicht ok</text:p>
      <text:p text:style-name="Standard">4: NACK -&gt; Nachrichten Index stimmt nicht</text:p>
      <text:p text:style-name="Standard">5: NACK -&gt; Ziel antwortet nicht</text:p>
      <text:p text:style-name="Standard">6..15: frei</text:p>
      <text:p text:style-name="Standard"/>
      <text:p text:style-name="P9"/>
      <text:p text:style-name="P1"/>
      <text:p text:style-name="P7">Paket Protokoll:</text:p>
      <text:p text:style-name="Standard"/>
      <text:p text:style-name="Standard"/>
      <text:p text:style-name="P6">PS-Header: CIII.NNNN NNNN.NNNN</text:p>
      <text:p text:style-name="P3"/>
      <text:p text:style-name="P3">C: Command 1 Bit</text:p>
      <text:p text:style-name="P3">0 = Daten</text:p>
      <text:p text:style-name="P3">1 = Command</text:p>
      <text:p text:style-name="P3"/>
      <text:p text:style-name="P3">III <text:s text:c="9"/>= <text:s/>Packet Index 0..7</text:p>
      <text:p text:style-name="P3"/>
      <text:p text:style-name="P9">Daten: CIII NNNN NNNN.NNNN PD[0..DA]</text:p>
      <text:p text:style-name="Standard"/>
      <text:p text:style-name="Standard">NNNN NNNN.NNNN = Package Daten Offset <text:s/>12 Bit 1..4096</text:p>
      <text:p text:style-name="Standard"/>
      <text:p text:style-name="P3">PD: Package Daten</text:p>
      <text:p text:style-name="P3"/>
      <text:p text:style-name="P3">DA: Datenanzahl = BN-Header.PS – sizeof(BN-Header) - sizeof(PS-Header)</text:p>
      <text:p text:style-name="P3"/>
      <text:p text:style-name="P6">Commands: CIII NNNN PD0 PD1</text:p>
      <text:p text:style-name="P3"/>
      <text:p text:style-name="P3">NNNN <text:s text:c="2"/>= Commands</text:p>
      <text:p text:style-name="P3"/>
      <text:p text:style-name="P3"/>
      <text:p text:style-name="P3">0: Ack: Details in PD0, PD1 commando abhänging</text:p>
      <text:p text:style-name="P3"><text:s text:c="7"/>SD0 <text:s/>= 0: Ack</text:p>
      <text:p text:style-name="Standard"><text:span text:style-name="Absatz-Standardschriftart"><text:span text:style-name="T2"><text:s text:c="7"/></text:span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Absatz-Standardschriftart"><text:span text:style-name="T1">Acknowlege: 0III.NNNN</text:span></text:span></text:p>
      <text:p text:style-name="Standard"/>
      <text:p text:style-name="Standard">NNNN <text:s text:c="2"/>= Acknowlege</text:p>
      <text:p text:style-name="Standard">0: ACK</text:p>
      <text:p text:style-name="Standard">1: NACK -&gt; Nochmals senden</text:p>
      <text:p text:style-name="Standard">2: NACK -&gt; Package Index nicht ok</text:p>
      <text:p text:style-name="Standard">3: NACK -&gt; Package Daten Index nicht ok</text:p>
      <text:p text:style-name="Standard">4..15: frei</text:p>
      <text:p text:style-name="Standard"/>
      <text:p text:style-name="Standard"/>
      <text:p text:style-name="P1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9-04-16T11:32:00Z</meta:creation-date>
    <dc:date>2020-04-25T19:59:40.88</dc:date>
    <meta:editing-cycles>59</meta:editing-cycles>
    <meta:editing-duration>PT30S</meta:editing-duration>
    <meta:document-statistic meta:table-count="2" meta:image-count="0" meta:object-count="0" meta:page-count="6" meta:paragraph-count="187" meta:word-count="599" meta:character-count="351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